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E71389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text-properties fo:color="#ffffff" fo:font-size="32pt" style:font-size-asian="32pt" style:font-size-complex="32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7.936cm" svg:x="1.4cm" svg:y="0.837cm">
          <draw:text-box>
            <text:p text:style-name="P1"><text:span text:style-name="T1">20093 Crash Course #1</text:span></text:p>
            <text:p text:style-name="P1"><text:span text:style-name="T1"/></text:p>
            <text:p text:style-name="P1"><text:span text:style-name="T1">Python/Qt4 Bindings</text:span></text:p>
            <text:p text:style-name="P1"><text:span text:style-name="T1"/></text:p>
            <text:p text:style-name="P1"/>
            <text:p text:style-name="P1">Presented By</text:p>
            <text:p text:style-name="P1">Sean Madd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7cm" svg:x="1.4cm" svg:y="0.837cm" presentation:class="title">
          <draw:text-box>
            <text:p>What's a Q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raphics Toolkit</text:p>
              </text:list-item>
              <text:list-item>
                <text:p>Called Qt because the 'Q' looked cool in the creator's Emacs font</text:p>
              </text:list-item>
              <text:list-item>
                <text:p>Added 't' for 'Toolkit'</text:p>
                <text:list>
                  <text:list-item>
                    <text:p>(Also inspired by Xt, another toolkit of the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5.199cm" svg:height="3.256cm" svg:x="1.4cm" svg:y="0.962cm" presentation:class="title">
          <draw:text-box>
            <text:p>Toolkits? <text:s/>Huh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Toolkits are used to abstract away complex and painful OS-Specific graphics APIs.</text:p>
                <text:list>
                  <text:list-item>
                    <text:p>X11</text:p>
                  </text:list-item>
                  <text:list-item>
                    <text:p>Windows API</text:p>
                  </text:list-item>
                </text:list>
              </text:list-item>
              <text:list-item>
                <text:p>Others include</text:p>
                <text:list>
                  <text:list-item>
                    <text:p>GTK</text:p>
                  </text:list-item>
                  <text:list-item>
                    <text:p>wxWidgets</text:p>
                  </text:list-item>
                  <text:list-item>
                    <text:p>Tcl/T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Fun Qt Application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Google Earth</text:p>
              </text:list-item>
              <text:list-item>
                <text:p>KDE</text:p>
              </text:list-item>
              <text:list-item>
                <text:p>Opera</text:p>
              </text:list-item>
              <text:list-item>
                <text:p>Skype</text:p>
              </text:list-item>
              <text:list-item>
                <text:p>VLC</text:p>
              </text:list-item>
              <text:list-item>
                <text:p>Virtual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7cm" svg:x="1.4cm" svg:y="0.837cm" presentation:class="title">
          <draw:text-box>
            <text:p>What's a Python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Seriousl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1" draw:text-style-name="P2" draw:layer="layout" svg:width="25.199cm" svg:height="17.936cm" svg:x="1.4cm" svg:y="0.837cm" presentation:class="subtitle">
          <draw:text-box>
            <text:list text:style-name="L1">
              <text:list-item>
                <text:p text:style-name="P2">Into the meat of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40000000300E71389C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6:12:25</meta:creation-date>
    <meta:editing-duration>PT00H20M35S</meta:editing-duration>
    <meta:editing-cycles>10</meta:editing-cycles>
    <dc:date>2010-03-09T17:02:03</dc:date>
    <meta:generator>OpenOffice.org/3.1$Linux OpenOffice.org_project/310m19$Build-9420</meta:generator>
    <meta:document-statistic meta:object-count="43"/>
  </office:meta>
</office:document-meta>
</file>